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09C7EF31.png"/>
  <manifest:file-entry manifest:media-type="image/png" manifest:full-path="Pictures/100000000000032000000258B0456710.png"/>
  <manifest:file-entry manifest:media-type="image/png" manifest:full-path="Pictures/100000000000032000000258F6AEE96B.png"/>
  <manifest:file-entry manifest:media-type="image/png" manifest:full-path="Pictures/10000000000000200000002000309F1C.png"/>
  <manifest:file-entry manifest:media-type="image/png" manifest:full-path="Pictures/10000000000003200000025871EEE600.png"/>
  <manifest:file-entry manifest:media-type="image/png" manifest:full-path="Pictures/1000000000000320000002581B42268A.png"/>
  <manifest:file-entry manifest:media-type="image/png" manifest:full-path="Pictures/100000000000032000000258217E47D0.png"/>
  <manifest:file-entry manifest:media-type="image/png" manifest:full-path="Pictures/100000000000032000000258BA875082.png"/>
  <manifest:file-entry manifest:media-type="image/png" manifest:full-path="Pictures/1000000000000320000002580E1B1ACF.png"/>
  <manifest:file-entry manifest:media-type="image/png" manifest:full-path="Pictures/1000000000000320000002588695583A.png"/>
  <manifest:file-entry manifest:media-type="image/png" manifest:full-path="Pictures/1000000000000320000002585C39BAEF.png"/>
  <manifest:file-entry manifest:media-type="image/png" manifest:full-path="Pictures/100000000000032000000258931F8343.png"/>
  <manifest:file-entry manifest:media-type="image/png" manifest:full-path="Pictures/100000000000032000000258CA0C59C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3.005cm"/>
    </style:style>
    <style:style style:name="pr2" style:family="presentation" style:parent-style-name="lyt-roundedrect-subtitle">
      <style:graphic-properties draw:fill-color="#ffffff" draw:auto-grow-height="true" fo:min-height="16.935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3.005cm"/>
    </style:style>
    <style:style style:name="pr5" style:family="presentation" style:parent-style-name="lyt-roundedrect-outline1">
      <style:graphic-properties fo:min-height="16.935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outline1">
      <style:graphic-properties fo:min-height="11.88cm"/>
    </style:style>
    <style:style style:name="P1" style:family="paragraph">
      <style:text-properties fo:font-size="27.3999996185303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2.179cm" svg:height="3.005cm" svg:x="0.964cm" svg:y="0.717cm" presentation:class="title">
          <draw:text-box>
            <text:p>Les OS libres</text:p>
          </draw:text-box>
        </draw:frame>
        <draw:frame presentation:style-name="pr2" draw:text-style-name="P1" draw:layer="layout" svg:width="21.793cm" svg:height="16.935cm" svg:x="1.35cm" svg:y="4.212cm" presentation:class="subtitle">
          <draw:text-box>
            <text:p>Gnu / Linux</text:p>
            <text:p>*BSD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Sommaire</text:p>
          </draw:text-box>
        </draw:frame>
        <draw:frame presentation:style-name="pr5" draw:layer="layout" svg:width="21.793cm" svg:height="16.935cm" svg:x="1.35cm" svg:y="4.21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Liberté – rappels !</text:p>
          </draw:text-box>
        </draw:frame>
        <draw:frame presentation:style-name="pr7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list>
                  <text:list-item>
                    <text:p>D'exécuter le programme sans contraintes</text:p>
                    <text:list>
                      <text:list-header>
                        <text:p><text:span text:style-name="T1">Vous pouvez exécuter les programmes sans que l'on vous demande quoi que ce soit (enregistrement sur un site web, contribution financière, etc.).</text:span></text:p>
                      </text:list-header>
                    </text:list>
                  </text:list-item>
                </text:list>
                <text:list>
                  <text:list-item>
                    <text:p>D'étudier et d'adapter le programme</text:p>
                    <text:list>
                      <text:list-header>
                        <text:p><text:span text:style-name="T1">Vous voulez apprendre à faire un programme, ou en adapter un à vos besoins (ajout d'une fonctionnalité), allez voir le code source ! C'est libre !</text:span></text:p>
                      </text:list-header>
                    </text:list>
                  </text:list-item>
                </text:list>
                <text:list>
                  <text:list-item>
                    <text:p>De redistribuer des copies du programme</text:p>
                    <text:list>
                      <text:list-header>
                        <text:p>Partage != piratage ! Dans le monde du libre on le sait depuis 1984.</text:p>
                      </text:list-header>
                    </text:list>
                  </text:list-item>
                  <text:list-item>
                    <text:p>D'améliorer puis de partager</text:p>
                    <text:list>
                      <text:list-header>
                        <text:p>Problem fixed. 4 EVRY1 !</text:p>
                      </text:list-header>
                    </text:list>
                  </text:list-item>
                  <text:list-item>
                    <text:p>D'un point de vue pragmatique</text:p>
                    <text:list>
                      <text:list-header>
                        <text:p>Ce type de « licence » permet de protéger les utilisateurs. Votre logiciel préféré ne va pas devenir payant et invasif.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Personnalisation</text:p>
          </draw:text-box>
        </draw:frame>
        <draw:frame presentation:style-name="pr7" draw:layer="layout" svg:width="21.793cm" svg:height="36cm" svg:x="1.35cm" svg:y="4.212cm" presentation:class="outline" presentation:user-transformed="true">
          <draw:text-box>
            <text:list text:style-name="L2">
              <text:list-item>
                <text:p>Installation sur PC… et tout le reste</text:p>
                <text:list>
                  <text:list-item>
                    <text:p>Les distributions gnu/linux et les BSD sont souvent portés sur le plus d'architectures différentes.</text:p>
                    <text:list>
                      <text:list-header>
                        <text:p>Ce qui inclut nos téléphones mobiles, des routeurs et même jusqu'à votre four micro-ondes.</text:p>
                        <text:p/>
                      </text:list-header>
                    </text:list>
                  </text:list-item>
                  <text:list-item>
                    <text:p>Envie d'avoir vos préférences partout où vous allez ? </text:p>
                    <text:list>
                      <text:list-header>
                        <text:p>Installer votre OS sur une clef usb et vous pourrez l'utiliser sur n'importe-quel ordinateur.</text:p>
                      </text:list-header>
                    </text:list>
                  </text:list-item>
                </text:list>
              </text:list-item>
              <text:list-item>
                <text:p>Envie <text:tab/>de changer d'interface ?</text:p>
                <text:list>
                  <text:list-header>
                    <text:p>On peut trouver une interface qui conviendra à chacun suivant ses besoins.</text:p>
                    <text:list>
                      <text:list-header>
                        <text:p/>
                      </text:list-header>
                    </text:list>
                    <text:p>Envie d'utiliser du tiling et être un power-user ? </text:p>
                    <text:list>
                      <text:list-header>
                        <text:p>Awesome, wmfs et bien d'autres encore sont là pour ça !</text:p>
                        <text:p/>
                      </text:list-header>
                    </text:list>
                    <text:p>Envie d'une interface plus complète visuellement ? </text:p>
                    <text:list>
                      <text:list-header>
                        <text:p>Les environnements « gnome-shell » et « KDE » sont bien plus complets et offrent une interface personnalisable et ergonomique.</text:p>
                        <text:p/>
                      </text:list-header>
                    </text:list>
                    <text:p>Vous êtes du genre lunatique? Tout peut cohabiter ! Choisissez simplement au démarrage !</text:p>
                  </text:list-header>
                </text:list>
              </text:list-item>
              <text:list-item>
                <text:p>Les services</text:p>
                <text:list>
                  <text:list-item>
                    <text:p>Le serveur @ home</text:p>
                    <text:list>
                      <text:list-item>
                        <text:p>Gestion de nos e-mails, un ou plusieurs sites web (un blog où on range les photos de famille par exemple) ainsi que les téléchargements que l'on fait via une interface web, consultable partout depuis le net.</text:p>
                      </text:list-item>
                    </text:list>
                  </text:list-item>
                </text:list>
              </text:list-item>
              <text:list-item>
                <text:p>Un système → une philosophie</text:p>
                <text:list>
                  <text:list-header>
                    <text:p>Lequel vous conviendra le mieux ?</text:p>
                  </text:list-header>
                  <text:list-item>
                    <text:p>ArchLinux → l'addiction à la nouveauté</text:p>
                    <text:list>
                      <text:list-header>
                        <text:p>Cette distribution permet d'avoir toujours les versions les plus récentes des logiciels grâce au principe de « rolling release ». Il n'y a pas de versionnement de la distribution, lorsque vous l'installez vous avez tout simplement les derniers logiciels en date.</text:p>
                      </text:list-header>
                    </text:list>
                  </text:list-item>
                  <text:list-item>
                    <text:p>Debian → pour la stabilité</text:p>
                    <text:list>
                      <text:list-header>
                        <text:p>Une distribution gnu/linux qui a su prouver sa stabilité en tant que serveur, permet tout aussi bien une utilisation « desktop », profitant de nombreux tests sur chaque logiciel la composant.</text:p>
                      </text:list-header>
                    </text:list>
                  </text:list-item>
                  <text:list-item>
                    <text:p>OpenBSD → pour les paranoïaques</text:p>
                    <text:list>
                      <text:list-header>
                        <text:p>Principe du « Secured by default ». Tout le monde n'a pas à être ingénieur en sécurité pour être à l'abris d'une attaque.</text:p>
                      </text:list-header>
                    </text:list>
                  </text:list-item>
                  <text:list-item>
                    <text:p>+ 350 autres distributions + les autres BS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Automatisation</text:p>
          </draw:text-box>
        </draw:frame>
        <draw:frame presentation:style-name="pr7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Les distributions Gnu/Linux et les systèmes BSD sont les rois de l'automatisation. Sauvegarder ses documents n'a jamais été aussi facile : une simple commande et tous vos fichiers de compta sont archivés, compressés et stockés bien à l'abris à côté de vos photos de vacances sur votre serveur tous les soirs à minuit.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« G tt kC ! » : Réinstallation ?</text:p>
          </draw:text-box>
        </draw:frame>
        <draw:frame presentation:style-name="pr7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p>La réinstallation est généralement non utile, mais ne coûte rien, si ce n'est un peu de temps.</text:p>
              </text:list-item>
              <text:list-item>
                <text:p>La sauvegarde des préférences → facile ! </text:p>
                <text:p>Les préférences d'utilisation de chaque logiciel sont généralement enregistrées dans des fichiers « texte » dans le répertoire /home qui est sur une autre partition que votre système principal, donc supprimez votre installation actuelle comme bon vous semble, vos fichiers seront toujours là 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Besoin d'aide ?</text:p>
          </draw:text-box>
        </draw:frame>
        <draw:frame presentation:style-name="pr7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p>La communauté qui s'organise autour peut être contactée de différentes manières : un canal irc et un forum sont les moyens les plus courants. Mais vous pouvez également aller à la rencontre des personnes aux réunions de « LUG » (Linux User Group) ou aux « RMLL » (rencontres mondiales du logiciel libre) par exemple. Geek == social !</text:p>
              </text:list-item>
              <text:list-item>
                <text:p>Le manuel d'utilisation d'un logiciel est très souvent disponible en tapant tout simplement « man programme » ←est-ce si compliqué ?</text:p>
              </text:list-item>
              <text:list-item>
                <text:p>Enfin, dans le pire des cas : utilisez votre moteur de recherche favor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Petit point sur la sécurité</text:p>
          </draw:text-box>
        </draw:frame>
        <draw:frame presentation:style-name="pr7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p>Full disclosure → la transparence du code</text:p>
                <text:list>
                  <text:list-header>
                    <text:p>Le fait que tout le monde ait accès au code source des logiciels ne rend pas le nucléaire plus propre, mais :</text:p>
                  </text:list-header>
                  <text:list-item>
                    <text:p>Une faille trouvée = faille corrigée.</text:p>
                  </text:list-item>
                  <text:list-item>
                    <text:p>Il est impossible de mettre des « portes dérobées » dans les logiciels sans que cela ne se voit. Cela veut dire que si le développeur essai de surveiller vos activités (même à des fins statistiques) sans vous en informer, les utilisateurs le verro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'DejaVu Sans Ligh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paragraph-properties>
        <style:tab-stops/>
      </style:paragraph-properties>
      <style:text-properties fo:font-size="15pt" style:font-weight-asian="normal" style:font-weight-complex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'DejaVu Sans Light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'Liberation Sans'" style:font-family-generic="roman" style:font-pitch="variable" fo:font-size="27.3999996185303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7.7000007629395pt" fo:font-style="normal" fo:text-shadow="none" style:text-underline-style="none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'DejaVu Sans Light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ackandwhite-outline3" style:family="presentation" style:parent-style-name="lyt-blackandwhit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ackandwhite-outline4" style:family="presentation" style:parent-style-name="lyt-blackandwhit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uetitledown-outline3" style:family="presentation" style:parent-style-name="lyt-bluetitledow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uetitledown-outline4" style:family="presentation" style:parent-style-name="lyt-bluetitledow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uetitledown-outline5" style:family="presentation" style:parent-style-name="lyt-bluetitledow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6" style:family="presentation" style:parent-style-name="lyt-bluetitledow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7" style:family="presentation" style:parent-style-name="lyt-bluetitledow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8" style:family="presentation" style:parent-style-name="lyt-bluetitledow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9" style:family="presentation" style:parent-style-name="lyt-bluetitledow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rown-outline3" style:family="presentation" style:parent-style-name="lyt-brow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rown-outline4" style:family="presentation" style:parent-style-name="lyt-brow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rown-outline5" style:family="presentation" style:parent-style-name="lyt-brow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6" style:family="presentation" style:parent-style-name="lyt-brow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7" style:family="presentation" style:parent-style-name="lyt-brow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8" style:family="presentation" style:parent-style-name="lyt-brow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9" style:family="presentation" style:parent-style-name="lyt-brow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7.700000762939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paper-outline3" style:family="presentation" style:parent-style-name="lyt-paper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paper-outline4" style:family="presentation" style:parent-style-name="lyt-paper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paper-outline5" style:family="presentation" style:parent-style-name="lyt-paper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6" style:family="presentation" style:parent-style-name="lyt-paper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7" style:family="presentation" style:parent-style-name="lyt-paper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8" style:family="presentation" style:parent-style-name="lyt-paper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9" style:family="presentation" style:parent-style-name="lyt-paper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37.700000762939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ook-outline3" style:family="presentation" style:parent-style-name="lyt-boo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ook-outline4" style:family="presentation" style:parent-style-name="lyt-boo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ook-outline5" style:family="presentation" style:parent-style-name="lyt-boo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6" style:family="presentation" style:parent-style-name="lyt-boo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7" style:family="presentation" style:parent-style-name="lyt-boo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8" style:family="presentation" style:parent-style-name="lyt-boo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9" style:family="presentation" style:parent-style-name="lyt-boo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37.700000762939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numdark-outline3" style:family="presentation" style:parent-style-name="lyt-numdar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numdark-outline4" style:family="presentation" style:parent-style-name="lyt-numdar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numdark-outline5" style:family="presentation" style:parent-style-name="lyt-numdar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6" style:family="presentation" style:parent-style-name="lyt-numdar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7" style:family="presentation" style:parent-style-name="lyt-numdar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8" style:family="presentation" style:parent-style-name="lyt-numdar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9" style:family="presentation" style:parent-style-name="lyt-numdar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style:use-window-font-color="true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roundedrect-outline3" style:family="presentation" style:parent-style-name="lyt-roundedrect-outline2">
      <style:graphic-properties draw:fill-image-width="0cm" draw:fill-image-height="0cm" draw:textarea-horizontal-align="left"/>
      <style:paragraph-properties fo:margin-left="0cm" fo:margin-right="0.2cm" fo:margin-top="0cm" fo:margin-bottom="0.22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roundedrect-outline4" style:family="presentation" style:parent-style-name="lyt-roundedrect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roundedrect-outline5" style:family="presentation" style:parent-style-name="lyt-roundedrect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6" style:family="presentation" style:parent-style-name="lyt-roundedrect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7" style:family="presentation" style:parent-style-name="lyt-roundedrect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8" style:family="presentation" style:parent-style-name="lyt-roundedrect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9" style:family="presentation" style:parent-style-name="lyt-roundedrect-outline8">
      <style:paragraph-properties fo:margin-left="1cm" fo:margin-right="0cm" fo:margin-top="0cm" fo:margin-bottom="0.072cm" fo:text-align="justify" fo:text-indent="-0.44cm">
        <style:tab-stops/>
      </style:paragraph-properties>
      <style:text-properties fo:font-size="15pt" style:font-size-asian="20pt" style:font-weight-asian="normal" style:font-size-complex="20pt" style:font-weight-complex="normal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fo:color="#006b6b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tunnel-outline3" style:family="presentation" style:parent-style-name="lyt-tunnel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tunnel-outline4" style:family="presentation" style:parent-style-name="lyt-tunnel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tunnel-outline5" style:family="presentation" style:parent-style-name="lyt-tunnel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6" style:family="presentation" style:parent-style-name="lyt-tunnel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7" style:family="presentation" style:parent-style-name="lyt-tunnel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8" style:family="presentation" style:parent-style-name="lyt-tunnel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9" style:family="presentation" style:parent-style-name="lyt-tunnel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fo:color="#006b6b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tunnel-outline3" style:family="presentation" style:parent-style-name="lyt-tunnel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tunnel-outline4" style:family="presentation" style:parent-style-name="lyt-tunnel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tunnel-outline5" style:family="presentation" style:parent-style-name="lyt-tunnel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6" style:family="presentation" style:parent-style-name="lyt-tunnel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7" style:family="presentation" style:parent-style-name="lyt-tunnel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8" style:family="presentation" style:parent-style-name="lyt-tunnel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9" style:family="presentation" style:parent-style-name="lyt-tunnel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5cm" fo:text-indent="0cm"/>
      <style:text-properties style:use-window-font-color="true" style:text-outline="false" style:text-line-through-style="none" fo:font-family="Arial" style:font-family-generic="roman" style:font-pitch="variable" fo:font-size="23.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water-outline3" style:family="presentation" style:parent-style-name="water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water-outline4" style:family="presentation" style:parent-style-name="water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water-outline5" style:family="presentation" style:parent-style-name="water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6" style:family="presentation" style:parent-style-name="water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7" style:family="presentation" style:parent-style-name="water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8" style:family="presentation" style:parent-style-name="water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9" style:family="presentation" style:parent-style-name="water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organic-outline3" style:family="presentation" style:parent-style-name="lyt-organic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organic-outline4" style:family="presentation" style:parent-style-name="lyt-organic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organic-outline5" style:family="presentation" style:parent-style-name="lyt-organic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6" style:family="presentation" style:parent-style-name="lyt-organic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7" style:family="presentation" style:parent-style-name="lyt-organic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8" style:family="presentation" style:parent-style-name="lyt-organic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9" style:family="presentation" style:parent-style-name="lyt-organic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5cm" fo:text-indent="0cm"/>
      <style:text-properties style:use-window-font-color="true" style:text-outline="false" style:text-line-through-style="none" fo:font-family="Arial" style:font-family-generic="roman" style:font-pitch="variable" fo:font-size="23.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water-outline3" style:family="presentation" style:parent-style-name="water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water-outline4" style:family="presentation" style:parent-style-name="water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water-outline5" style:family="presentation" style:parent-style-name="water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6" style:family="presentation" style:parent-style-name="water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7" style:family="presentation" style:parent-style-name="water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8" style:family="presentation" style:parent-style-name="water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9" style:family="presentation" style:parent-style-name="water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wine-outline3" style:family="presentation" style:parent-style-name="win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wine-outline4" style:family="presentation" style:parent-style-name="win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wine-outline5" style:family="presentation" style:parent-style-name="win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6" style:family="presentation" style:parent-style-name="win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7" style:family="presentation" style:parent-style-name="win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8" style:family="presentation" style:parent-style-name="win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9" style:family="presentation" style:parent-style-name="win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style:use-window-font-color="true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roundedrect-outline3" style:family="presentation" style:parent-style-name="lyt-roundedrect-outline2">
      <style:graphic-properties draw:fill-image-width="0cm" draw:fill-image-height="0cm" draw:textarea-horizontal-align="left"/>
      <style:paragraph-properties fo:margin-left="0cm" fo:margin-right="0.2cm" fo:margin-top="0cm" fo:margin-bottom="0.22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roundedrect-outline4" style:family="presentation" style:parent-style-name="lyt-roundedrect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roundedrect-outline5" style:family="presentation" style:parent-style-name="lyt-roundedrect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6" style:family="presentation" style:parent-style-name="lyt-roundedrect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7" style:family="presentation" style:parent-style-name="lyt-roundedrect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8" style:family="presentation" style:parent-style-name="lyt-roundedrect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9" style:family="presentation" style:parent-style-name="lyt-roundedrect-outline8">
      <style:paragraph-properties fo:margin-left="1cm" fo:margin-right="0cm" fo:margin-top="0cm" fo:margin-bottom="0.072cm" fo:text-align="justify" fo:text-indent="-0.44cm">
        <style:tab-stops/>
      </style:paragraph-properties>
      <style:text-properties fo:font-size="15pt" style:font-size-asian="20pt" style:font-weight-asian="normal" style:font-size-complex="20pt" style:font-weight-complex="normal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techpoly-outline3" style:family="presentation" style:parent-style-name="lyt-techpoly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techpoly-outline4" style:family="presentation" style:parent-style-name="lyt-techpoly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techpoly-outline5" style:family="presentation" style:parent-style-name="lyt-techpoly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6" style:family="presentation" style:parent-style-name="lyt-techpoly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7" style:family="presentation" style:parent-style-name="lyt-techpoly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8" style:family="presentation" style:parent-style-name="lyt-techpoly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9" style:family="presentation" style:parent-style-name="lyt-techpoly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0.0999984741211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ashapes9" style:repeat="stretch"/>
    </style:style>
    <style:style style:name="Mdp5" style:family="drawing-page">
      <style:drawing-page-properties draw:background-size="border" draw:fill="bitmap" draw:fill-image-name="paper4" style:repeat="stretch"/>
    </style:style>
    <style:style style:name="Mdp6" style:family="drawing-page">
      <style:drawing-page-properties draw:background-size="border" draw:fill="bitmap" draw:fill-image-name="bluewithspiral" draw:fill-image-width="0cm" draw:fill-image-height="0cm"/>
    </style:style>
    <style:style style:name="Mdp7" style:family="drawing-page">
      <style:drawing-page-properties draw:background-size="border" draw:fill="bitmap" draw:fill-image-name="numbers3" style:repeat="stretch"/>
    </style:style>
    <style:style style:name="Mdp8" style:family="drawing-page">
      <style:drawing-page-properties draw:background-size="border" draw:fill="bitmap" draw:fill-image-name="rectangles3" style:repeat="stretch"/>
    </style:style>
    <style:style style:name="Mdp9" style:family="drawing-page">
      <style:drawing-page-properties draw:background-size="border" draw:fill="bitmap" draw:fill-image-name="tunnel_5f_box" draw:fill-image-width="0cm" draw:fill-image-height="0cm"/>
    </style:style>
    <style:style style:name="Mdp10" style:family="drawing-page">
      <style:drawing-page-properties draw:background-size="border" draw:fill="bitmap" draw:fill-image-name="water" style:repeat="stretch"/>
    </style:style>
    <style:style style:name="Mdp11" style:family="drawing-page">
      <style:drawing-page-properties draw:background-size="border" draw:fill="bitmap" draw:fill-image-name="organic" style:repeat="stretch"/>
    </style:style>
    <style:style style:name="Mdp12" style:family="drawing-page">
      <style:drawing-page-properties draw:background-size="border" draw:fill="bitmap" draw:fill-image-name="wein" style:repeat="stretch"/>
    </style:style>
    <style:style style:name="Mdp13" style:family="drawing-page">
      <style:drawing-page-properties draw:background-size="border" draw:fill="bitmap" draw:fill-image-name="blendscreen2" draw:fill-image-width="0cm" draw:fill-image-height="0cm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tunnel-title">
      <style:graphic-properties draw:fill-color="#ffffff" draw:auto-grow-height="false" fo:min-height="3.507cm"/>
    </style:style>
    <style:style style:name="Mpr26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0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31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36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37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40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2.661cm" svg:height="2.437cm" svg:x="1.928cm" svg:y="1.628cm" presentation:class="title" presentation:placeholder="true">
        <draw:text-box/>
      </draw:frame>
      <draw:frame presentation:style-name="lyt-blackandwhite-outline1" draw:layer="backgroundobjects" svg:width="23.72cm" svg:height="11.88cm" svg:x="1.928cm" svg:y="4.64cm" presentation:class="outline" presentation:placeholder="true">
        <draw:text-box/>
      </draw:frame>
      <draw:frame presentation:style-name="Mpr4" draw:text-style-name="MP4" draw:layer="backgroundobjects" svg:width="6.29cm" svg:height="1.241cm" svg:x="1.446cm" svg:y="15.04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558cm" svg:height="1.241cm" svg:x="8.751cm" svg:y="15.11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29cm" svg:height="1.241cm" svg:x="18.298cm" svg:y="15.112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4.299cm" svg:height="3.005cm" svg:x="1.35cm" svg:y="14.823cm" presentation:class="title" presentation:placeholder="true">
        <draw:text-box/>
      </draw:frame>
      <draw:frame presentation:style-name="lyt-bluetitledown-outline1" draw:layer="backgroundobjects" svg:width="24.299cm" svg:height="11.88cm" svg:x="1.35cm" svg:y="1.885cm" presentation:class="outline" presentation:placeholder="true">
        <draw:text-box/>
      </draw:frame>
      <draw:frame presentation:style-name="Mpr7" draw:text-style-name="MP4" draw:layer="backgroundobjects" svg:width="6.29cm" svg:height="1.241cm" svg:x="1.35cm" svg:y="12.798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558cm" svg:height="1.241cm" svg:x="9.234cm" svg:y="12.79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29cm" svg:height="1.241cm" svg:x="19.359cm" svg:y="12.7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rown" style:page-layout-name="PM1" draw:style-name="Mdp4">
      <draw:frame presentation:style-name="lyt-brown-title" draw:layer="backgroundobjects" svg:width="24.299cm" svg:height="3.005cm" svg:x="1.35cm" svg:y="0.717cm" presentation:class="title" presentation:placeholder="true">
        <draw:text-box/>
      </draw:frame>
      <draw:frame presentation:style-name="lyt-brown-outline1" draw:layer="backgroundobjects" svg:width="24.299cm" svg:height="11.88cm" svg:x="1.35cm" svg:y="4.212cm" presentation:class="outline" presentation:placeholder="true">
        <draw:text-box/>
      </draw:frame>
      <draw:frame presentation:style-name="Mpr10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paper" style:page-layout-name="PM1" draw:style-name="Mdp5">
      <draw:frame presentation:style-name="lyt-paper-title" draw:layer="backgroundobjects" svg:width="23.143cm" svg:height="3.005cm" svg:x="1.928cm" svg:y="1.403cm" presentation:class="title" presentation:placeholder="true">
        <draw:text-box/>
      </draw:frame>
      <draw:frame presentation:style-name="lyt-paper-outline1" draw:layer="backgroundobjects" svg:width="22.179cm" svg:height="11.88cm" svg:x="2.41cm" svg:y="4.885cm" presentation:class="outline" presentation:placeholder="true">
        <draw:text-box/>
      </draw:frame>
      <draw:frame presentation:style-name="Mpr13" draw:text-style-name="MP4" draw:layer="backgroundobjects" svg:width="6.29cm" svg:height="1.241cm" svg:x="2.121cm" svg:y="15.283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558cm" svg:height="1.241cm" svg:x="9.33cm" svg:y="15.283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29cm" svg:height="1.241cm" svg:x="18.78cm" svg:y="15.283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ook" style:page-layout-name="PM1" draw:style-name="Mdp6">
      <draw:frame presentation:style-name="lyt-book-title" draw:layer="backgroundobjects" svg:width="24.299cm" svg:height="3.005cm" svg:x="1.35cm" svg:y="0.717cm" presentation:class="title" presentation:placeholder="true">
        <draw:text-box/>
      </draw:frame>
      <draw:frame presentation:style-name="lyt-book-outline1" draw:layer="backgroundobjects" svg:width="24.299cm" svg:height="11.88cm" svg:x="1.35cm" svg:y="4.212cm" presentation:class="outline" presentation:placeholder="true">
        <draw:text-box/>
      </draw:frame>
      <draw:frame presentation:style-name="Mpr16" draw:text-style-name="MP4" draw:layer="backgroundobjects" svg:width="6.29cm" svg:height="1.241cm" svg:x="1.542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numdark" style:page-layout-name="PM1" draw:style-name="Mdp7">
      <draw:frame presentation:style-name="lyt-numdark-title" draw:layer="backgroundobjects" svg:width="24.299cm" svg:height="3.005cm" svg:x="1.35cm" svg:y="1.285cm" presentation:class="title" presentation:placeholder="true">
        <draw:text-box/>
      </draw:frame>
      <draw:frame presentation:style-name="lyt-numdark-outline1" draw:layer="backgroundobjects" svg:width="23.239cm" svg:height="11.88cm" svg:x="1.928cm" svg:y="4.554cm" presentation:class="outline" presentation:placeholder="true">
        <draw:text-box/>
      </draw:frame>
      <draw:frame presentation:style-name="Mpr19" draw:text-style-name="MP4" draw:layer="backgroundobjects" svg:width="6.29cm" svg:height="1.241cm" svg:x="1.542cm" svg:y="15.54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558cm" svg:height="1.241cm" svg:x="9.234cm" svg:y="15.54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29cm" svg:height="1.241cm" svg:x="19.166cm" svg:y="15.5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1.88cm" svg:x="1.35cm" svg:y="4.212cm" presentation:class="outline" presentation:placeholder="true">
        <draw:text-box/>
      </draw:frame>
      <draw:frame presentation:style-name="Mpr22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558cm" svg:height="1.241cm" svg:x="8.076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29cm" svg:height="1.241cm" svg:x="17.237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unnel" style:page-layout-name="PM1" draw:style-name="Mdp9">
      <draw:frame presentation:style-name="Mpr25" draw:text-style-name="MP7" draw:layer="backgroundobjects" svg:width="23.143cm" svg:height="2.437cm" svg:x="1.928cm" svg:y="1.28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2.661cm" svg:height="11.88cm" svg:x="1.928cm" svg:y="4.714cm" presentation:class="outline" presentation:placeholder="true">
        <draw:text-box/>
      </draw:frame>
      <draw:frame presentation:style-name="Mpr26" draw:text-style-name="MP4" draw:layer="backgroundobjects" svg:width="6.29cm" svg:height="1.241cm" svg:x="1.809cm" svg:y="15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631cm" svg:height="1.241cm" svg:x="9.16cm" svg:y="15.044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29cm" svg:height="1.241cm" svg:x="18.781cm" svg:y="15.04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unnel" style:page-layout-name="PM1" draw:style-name="Mdp9">
      <draw:frame presentation:style-name="Mpr25" draw:text-style-name="MP7" draw:layer="backgroundobjects" svg:width="23.143cm" svg:height="2.437cm" svg:x="1.928cm" svg:y="1.28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2.661cm" svg:height="12.926cm" svg:x="1.928cm" svg:y="4.714cm" presentation:class="outline" presentation:placeholder="true">
        <draw:text-box/>
      </draw:frame>
      <draw:frame presentation:style-name="Mpr26" draw:text-style-name="MP4" draw:layer="backgroundobjects" svg:width="6.29cm" svg:height="1.241cm" svg:x="1.809cm" svg:y="15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631cm" svg:height="1.241cm" svg:x="9.16cm" svg:y="15.044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29cm" svg:height="1.241cm" svg:x="18.781cm" svg:y="15.04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ater" style:page-layout-name="PM1" draw:style-name="Mdp10">
      <draw:frame presentation:style-name="water-title" draw:layer="backgroundobjects" svg:width="22.179cm" svg:height="2.571cm" svg:x="2.41cm" svg:y="1.714cm" presentation:class="title" presentation:placeholder="true">
        <draw:text-box/>
      </draw:frame>
      <draw:frame presentation:style-name="water-outline1" draw:layer="backgroundobjects" svg:width="22.179cm" svg:height="11.88cm" svg:x="2.41cm" svg:y="4.714cm" presentation:class="outline" presentation:placeholder="true">
        <draw:text-box/>
      </draw:frame>
      <draw:frame presentation:style-name="Mpr29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organic" style:page-layout-name="PM1" draw:style-name="Mdp11">
      <draw:frame presentation:style-name="lyt-organic-title" draw:layer="backgroundobjects" svg:width="23.143cm" svg:height="3.005cm" svg:x="1.928cm" svg:y="1.317cm" presentation:class="title" presentation:placeholder="true">
        <draw:text-box/>
      </draw:frame>
      <draw:frame presentation:style-name="lyt-organic-outline1" draw:layer="backgroundobjects" svg:width="22.179cm" svg:height="11.88cm" svg:x="2.41cm" svg:y="4.726cm" presentation:class="outline" presentation:placeholder="true">
        <draw:text-box/>
      </draw:frame>
      <draw:frame presentation:style-name="Mpr32" draw:text-style-name="MP4" draw:layer="backgroundobjects" svg:width="6.29cm" svg:height="1.241cm" svg:x="1.639cm" svg:y="15.369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558cm" svg:height="1.241cm" svg:x="9.234cm" svg:y="15.369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29cm" svg:height="1.241cm" svg:x="18.973cm" svg:y="15.369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ater" style:page-layout-name="PM1" draw:style-name="Mdp10">
      <draw:frame presentation:style-name="water-title" draw:layer="backgroundobjects" svg:width="22.179cm" svg:height="2.571cm" svg:x="2.41cm" svg:y="1.714cm" presentation:class="title" presentation:placeholder="true">
        <draw:text-box/>
      </draw:frame>
      <draw:frame presentation:style-name="water-outline1" draw:layer="backgroundobjects" svg:width="22.179cm" svg:height="13.599cm" svg:x="2.41cm" svg:y="4.714cm" presentation:class="outline" presentation:placeholder="true">
        <draw:text-box/>
      </draw:frame>
      <draw:frame presentation:style-name="Mpr29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ine" style:page-layout-name="PM1" draw:style-name="Mdp12">
      <draw:frame presentation:style-name="wine-title" draw:layer="backgroundobjects" svg:width="22.661cm" svg:height="3.005cm" svg:x="1.928cm" svg:y="1.709cm" presentation:class="title" presentation:placeholder="true">
        <draw:text-box/>
      </draw:frame>
      <draw:frame presentation:style-name="wine-outline1" draw:layer="backgroundobjects" svg:width="21.214cm" svg:height="11.88cm" svg:x="2.892cm" svg:y="5.571cm" presentation:class="outline" presentation:placeholder="true">
        <draw:text-box/>
      </draw:frame>
      <draw:frame presentation:style-name="Mpr35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5.624cm" svg:x="1.35cm" svg:y="4.212cm" presentation:class="outline" presentation:placeholder="true">
        <draw:text-box/>
      </draw:frame>
      <draw:frame presentation:style-name="Mpr22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558cm" svg:height="1.241cm" svg:x="8.076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29cm" svg:height="1.241cm" svg:x="17.237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echpoly" style:page-layout-name="PM1" draw:style-name="Mdp13">
      <draw:frame presentation:style-name="lyt-techpoly-title" draw:layer="backgroundobjects" svg:width="24.299cm" svg:height="3.005cm" svg:x="1.35cm" svg:y="0.717cm" presentation:class="title" presentation:placeholder="true">
        <draw:text-box/>
      </draw:frame>
      <draw:frame presentation:style-name="lyt-techpoly-outline1" draw:layer="backgroundobjects" svg:width="24.299cm" svg:height="11.88cm" svg:x="1.35cm" svg:y="4.212cm" presentation:class="outline" presentation:placeholder="true">
        <draw:text-box/>
      </draw:frame>
      <draw:frame presentation:style-name="Mpr38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3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30T10:05:30</meta:creation-date>
    <meta:editing-duration>PT5H19M58S</meta:editing-duration>
    <meta:editing-cycles>29</meta:editing-cycles>
    <dc:date>2011-11-30T22:53:18</dc:date>
    <meta:generator>LibreOffice/3.4$Unix LibreOffice_project/340m1$Build-402</meta:generator>
    <meta:document-statistic meta:object-count="218"/>
  </office:meta>
</office:document-meta>
</file>